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Instancias aleator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3">
            <text:p>Nodos</text:p>
          </table:table-cell>
          <table:table-cell table:style-name="ce1" office:value-type="string" calcext:value-type="string" table:number-columns-spanned="1" table:number-rows-spanned="3">
            <text:p>Densidades</text:p>
          </table:table-cell>
          <table:table-cell table:style-name="ce1" office:value-type="string" calcext:value-type="string" table:number-columns-spanned="1" table:number-rows-spanned="3">
            <text:p>Particiones</text:p>
          </table:table-cell>
          <table:table-cell table:style-name="ce1" office:value-type="string" calcext:value-type="string" table:number-columns-spanned="10" table:number-rows-spanned="1">
            <text:p>Iteraciones de planos de</text:p>
          </table:table-cell>
          <table:covered-table-cell table:number-columns-repeated="2" table:style-name="ce1"/>
          <table:covered-table-cell table:number-columns-repeated="7"/>
        </table:table-row>
        <table:table-row table:style-name="ro1">
          <table:table-cell/>
          <table:covered-table-cell table:number-columns-repeated="3" table:style-name="ce1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 table:style-name="ce1"/>
        </table:table-row>
        <table:table-row table:style-name="ro1">
          <table:table-cell/>
          <table:covered-table-cell table:number-columns-repeated="3"/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/>
          <table:table-cell table:style-name="ce1" office:value-type="float" office:value="30" calcext:value-type="float" table:number-columns-spanned="1" table:number-rows-spanned="20">
            <text:p>30</text:p>
          </table:table-cell>
          <table:table-cell table:style-name="ce1" office:value-type="float" office:value="10" calcext:value-type="float" table:number-columns-spanned="1" table:number-rows-spanned="4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647321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01272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353814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583233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9758689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301054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893128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48124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1648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297661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27731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61366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027204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39860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9918649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2755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911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507422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2398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3978524</text:p>
          </table:table-cell>
        </table:table-row>
        <table:table-row table:style-name="ro1">
          <table:table-cell/>
          <table:covered-table-cell/>
          <table:table-cell table:style-name="ce1" office:value-type="float" office:value="25" calcext:value-type="float" table:number-columns-spanned="1" table:number-rows-spanned="4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2966915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295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20864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05739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53421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8389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1411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338456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40639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4056076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536875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608482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7262516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4833610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0981587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3.85649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.46489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4.515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.7462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.88450696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50" calcext:value-type="float" table:number-columns-spanned="1" table:number-rows-spanned="4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25869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92571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47200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550263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932548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4784727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130744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3663883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2929849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5794322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5.897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5.8635979166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0.485947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0.351493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2833915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0655</text:p>
          </table:table-cell>
        </table:table-row>
        <table:table-row table:style-name="ro1">
          <table:table-cell/>
          <table:covered-table-cell/>
          <table:table-cell table:style-name="ce1" office:value-type="float" office:value="75" calcext:value-type="float" table:number-columns-spanned="1" table:number-rows-spanned="4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34826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057295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03659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13623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714344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5.21937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4.634143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598891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.244220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5406577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8.572" calcext:value-type="float">
            <text:p>148,5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3.059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7.36150714285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4.754825909090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90" calcext:value-type="float" table:number-columns-spanned="1" table:number-rows-spanned="4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32861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51665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235363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612715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8386383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9.897255555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1.3955879166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.120945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987771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320285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float" office:value="40" calcext:value-type="float" table:number-columns-spanned="1" table:number-rows-spanned="20">
            <text:p>40</text:p>
          </table:table-cell>
          <table:table-cell table:style-name="ce1" office:value-type="float" office:value="10" calcext:value-type="float" table:number-columns-spanned="1" table:number-rows-spanned="4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71635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641457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51453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16663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993262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7629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21191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7203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749591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039814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807411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81203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078107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36519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9075847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69300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88712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79810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63327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867192</text:p>
          </table:table-cell>
        </table:table-row>
        <table:table-row table:style-name="ro1">
          <table:table-cell/>
          <table:covered-table-cell/>
          <table:table-cell table:style-name="ce1" office:value-type="float" office:value="25" calcext:value-type="float" table:number-columns-spanned="1" table:number-rows-spanned="4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320312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6670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68569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794207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201033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956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689972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613285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930876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8279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39669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79283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7256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26906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479704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8.8595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4.88038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.779914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.848681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.13634136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50" calcext:value-type="float" table:number-columns-spanned="1" table:number-rows-spanned="4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099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994195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64608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99077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723375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5839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69769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42810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346476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423886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7.34011521739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.61072347826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5.37317478260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.71214363636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786197391304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table:style-name="ce1" office:value-type="float" office:value="75" calcext:value-type="float" table:number-columns-spanned="1" table:number-rows-spanned="4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61443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840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64756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53237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540526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2.62931260869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.77407083333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.7238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.585864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600112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21.735" calcext:value-type="float">
            <text:p>321,735</text:p>
          </table:table-cell>
          <table:table-cell office:value-type="float" office:value="1" calcext:value-type="float">
            <text:p>1</text:p>
          </table:table-cell>
          <table:table-cell office:value-type="float" office:value="283.474" calcext:value-type="float">
            <text:p>283,4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7.919628571429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90" calcext:value-type="float" table:number-columns-spanned="1" table:number-rows-spanned="4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13576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7663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9167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62908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6458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9.57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7.1513578947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.49660285714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6.23699495652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4.132912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float" office:value="50" calcext:value-type="float" table:number-columns-spanned="1" table:number-rows-spanned="20">
            <text:p>50</text:p>
          </table:table-cell>
          <table:table-cell table:style-name="ce1" office:value-type="float" office:value="10" calcext:value-type="float" table:number-columns-spanned="1" table:number-rows-spanned="4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15916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171043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218473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395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7932046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23722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9634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7783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39856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0357056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92262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590253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1964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089907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1994948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07708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32646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1795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497261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2292744</text:p>
          </table:table-cell>
        </table:table-row>
        <table:table-row table:style-name="ro1">
          <table:table-cell/>
          <table:covered-table-cell/>
          <table:table-cell table:style-name="ce1" office:value-type="float" office:value="25" calcext:value-type="float" table:number-columns-spanned="1" table:number-rows-spanned="4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69178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46025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13866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7044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63435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7623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522426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457326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987614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2520322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83439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415622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63149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173946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14085636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5.35873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5.26898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3.23944416666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1.9071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.9266290833333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50" calcext:value-type="float" table:number-columns-spanned="1" table:number-rows-spanned="4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747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06892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7879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4343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61521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923720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284211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437638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360206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968691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6.2054295652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3.2002122222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2.8959264705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1.91965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9.419007916666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/>
          <table:table-cell table:style-name="ce1" office:value-type="float" office:value="75" calcext:value-type="float" table:number-columns-spanned="1" table:number-rows-spanned="4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style-name="ce1"/>
          <table:table-cell table:style-name="ce1" office:value-type="float" office:value="90" calcext:value-type="float" table:number-columns-spanned="1" table:number-rows-spanned="4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</table:table>
      <table:table table:name="Instancias GSIA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3">
            <text:p>Instancia</text:p>
          </table:table-cell>
          <table:table-cell table:style-name="ce1" office:value-type="string" calcext:value-type="string" table:number-columns-spanned="1" table:number-rows-spanned="3">
            <text:p>Particiones</text:p>
          </table:table-cell>
          <table:table-cell table:style-name="ce1" office:value-type="string" calcext:value-type="string" table:number-columns-spanned="10" table:number-rows-spanned="1">
            <text:p>Iteraciones de planos de</text:p>
          </table:table-cell>
          <table:covered-table-cell table:number-columns-repeated="2" table:style-name="ce1"/>
          <table:covered-table-cell table:number-columns-repeated="7"/>
        </table:table-row>
        <table:table-row table:style-name="ro1">
          <table:table-cell/>
          <table:covered-table-cell table:number-columns-repeated="2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 table:style-name="ce1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rminaron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myciel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3077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49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2964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5044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3009612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65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2160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247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806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7608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myciel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1619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299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603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92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59336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229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80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7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540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519586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146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947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278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797136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3.2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4.25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6.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9.6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1.959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myciel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1519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69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2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1315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11347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96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325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59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128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022198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62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595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42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8596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97008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9598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655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06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664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531884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myciel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43325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1760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287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249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34134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335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6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4488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807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78224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646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5286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218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61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113513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62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378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079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290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445135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5_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84558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477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53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2778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85608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837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669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8619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29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52446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68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.2312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802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39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66476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.7939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14606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215198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6_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5834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65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838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08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5474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1836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6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493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4884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4294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.21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6666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4377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353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121968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37.436" calcext:value-type="float">
            <text:p>537,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7.498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0.922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0.61906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727962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7_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3194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856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1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605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0809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356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884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94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215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02195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6.95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7.5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2.08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.373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637222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.99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8_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7516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24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39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56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6175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0.915" calcext:value-type="float">
            <text:p>180,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8.544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5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988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14762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.67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749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8454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6523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.525964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44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7438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8_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4357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257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196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10452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855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3786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15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162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28298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84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5.6918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.6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5.395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.441866666667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6.38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2.4007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queen9_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6019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30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50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116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47146</text:p>
          </table:table-cell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.136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.54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306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21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924852</text:p>
          </table:table-cell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.604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40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26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7166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14288</text:p>
          </table:table-cell>
        </table:table-row>
        <table:table-row table:style-name="ro1"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8.9067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.6426</text:p>
          </table:table-cell>
        </table:table-row>
      </table:table>
      <table:table table:name="Branching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Nodos</text:p>
          </table:table-cell>
          <table:table-cell office:value-type="string" calcext:value-type="string">
            <text:p>Densidad</text:p>
          </table:table-cell>
          <table:table-cell office:value-type="string" calcext:value-type="string">
            <text:p>Particiones</text:p>
          </table:table-cell>
          <table:table-cell office:value-type="string" calcext:value-type="string">
            <text:p>Varsel</text:p>
          </table:table-cell>
          <table:table-cell office:value-type="string" calcext:value-type="string">
            <text:p>Nodesel</text:p>
          </table:table-cell>
          <table:table-cell office:value-type="string" calcext:value-type="string">
            <text:p>Cantidad terminados</text:p>
          </table:table-cell>
          <table:table-cell office:value-type="string" calcext:value-type="string">
            <text:p>Tiempo promedi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25736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81166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2230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75565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972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89495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78913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35611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876628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66747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450415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410560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44627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21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82929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3301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2812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0948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7058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5612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7848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9031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881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3021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4907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22709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1446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6417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7716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0718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6465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79037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491198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329752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35679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48920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46744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.1819730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4009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15828656</text:p>
          </table:table-cell>
          <table:table-cell table:number-columns-repeated="4"/>
          <table:table-cell office:value-type="string" calcext:value-type="string">
            <text:p>28.64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187409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910930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301720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747501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100389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532217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75854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34779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9988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82115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698807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873134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1840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3028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3772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48968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2164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071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6124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8925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3047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823711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315463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.711987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99847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41174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974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89810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20286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04283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150266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81075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2.6966304347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657503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.934081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.828002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.57303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6.872052173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658742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.13351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.259079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5:34:16.351514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48:27.923176681</meta:creation-date>
    <dc:date>2015-12-08T21:00:35.808935527</dc:date>
    <meta:editing-duration>PT7H32M34S</meta:editing-duration>
    <meta:editing-cycles>13</meta:editing-cycles>
    <meta:generator>LibreOffice/4.2.8.2$Linux_X86_64 LibreOffice_project/420m0$Build-2</meta:generator>
    <meta:document-statistic meta:table-count="3" meta:cell-count="1718" meta:object-count="0"/>
  </office:meta>
</office:document-meta>
</file>